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Arial" style:font-name-complex="Arial" fo:font-weight="bold" style:font-weight-asian="bold" style:font-weight-complex="bold"/>
    </style:style>
    <style:style style:name="P2" style:parent-style-name="Normal" style:family="paragraph">
      <style:text-properties style:font-name="Arial" style:font-name-complex="Arial"/>
    </style:style>
    <style:style style:name="P3" style:parent-style-name="Normal" style:family="paragraph">
      <style:text-properties style:font-name="Arial" style:font-name-complex="Arial"/>
    </style:style>
    <style:style style:name="P4" style:parent-style-name="Normal" style:family="paragraph">
      <style:text-properties style:font-name="Arial" style:font-name-complex="Arial" fo:font-weight="bold" style:font-weight-asian="bold" style:font-weight-complex="bold"/>
    </style:style>
    <style:style style:name="P5" style:parent-style-name="Normal" style:family="paragraph">
      <style:text-properties style:font-name="Arial" style:font-name-complex="Arial"/>
    </style:style>
    <style:style style:name="P6" style:parent-style-name="Normal" style:family="paragraph">
      <style:text-properties style:font-name="Arial" style:font-name-complex="Arial"/>
    </style:style>
    <style:style style:name="P7" style:parent-style-name="Normal" style:family="paragraph">
      <style:text-properties style:font-name="Arial" style:font-name-complex="Arial" fo:font-weight="bold" style:font-weight-asian="bold" style:font-weight-complex="bold"/>
    </style:style>
    <style:style style:name="P8" style:parent-style-name="Normal" style:family="paragraph">
      <style:text-properties style:font-name="Arial" style:font-name-complex="Arial"/>
    </style:style>
    <style:style style:name="P9" style:parent-style-name="Normal" style:family="paragraph">
      <style:text-properties style:font-name="Arial" style:font-name-complex="Arial"/>
    </style:style>
    <style:style style:name="P10" style:parent-style-name="Normal" style:family="paragraph">
      <style:text-properties style:font-name="Arial" style:font-name-complex="Arial"/>
    </style:style>
    <style:style style:name="P11" style:parent-style-name="Normal" style:family="paragraph">
      <style:text-properties style:font-name="Arial" style:font-name-complex="Arial"/>
    </style:style>
    <style:style style:name="P12" style:parent-style-name="Normal" style:family="paragraph">
      <style:text-properties style:font-name="Arial" style:font-name-complex="Arial"/>
    </style:style>
    <style:style style:name="P13" style:parent-style-name="Normal" style:family="paragraph">
      <style:text-properties style:font-name="Arial" style:font-name-complex="Arial"/>
    </style:style>
    <style:style style:name="P14" style:parent-style-name="Normal" style:family="paragraph">
      <style:text-properties style:font-name="Arial" style:font-name-complex="Arial"/>
    </style:style>
    <style:style style:name="P15" style:parent-style-name="Normal" style:family="paragraph">
      <style:text-properties style:font-name="Arial" style:font-name-complex="Arial"/>
    </style:style>
    <style:style style:name="P16" style:parent-style-name="Normal" style:family="paragraph">
      <style:text-properties style:font-name="Arial" style:font-name-complex="Arial"/>
    </style:style>
    <style:style style:name="P17" style:parent-style-name="Normal" style:family="paragraph">
      <style:text-properties style:font-name="Arial" style:font-name-complex="Arial"/>
    </style:style>
    <style:style style:name="P18" style:parent-style-name="Normal" style:family="paragraph">
      <style:text-properties style:font-name="Arial" style:font-name-complex="Arial"/>
    </style:style>
    <style:style style:name="P19" style:parent-style-name="Normal" style:family="paragraph">
      <style:text-properties style:font-name="Arial" style:font-name-complex="Arial"/>
    </style:style>
    <style:style style:name="P20" style:parent-style-name="Normal" style:family="paragraph">
      <style:paragraph-properties fo:break-before="page"/>
      <style:text-properties style:font-name="Arial" style:font-name-complex="Arial"/>
    </style:style>
    <style:style style:name="P21" style:parent-style-name="Normal" style:family="paragraph">
      <style:text-properties style:font-name="Arial" style:font-name-complex="Arial" fo:font-weight="bold" style:font-weight-asian="bold" style:font-weight-complex="bold"/>
    </style:style>
    <style:style style:name="P22" style:parent-style-name="Normal" style:family="paragraph">
      <style:text-properties style:font-name="Arial" style:font-name-complex="Arial"/>
    </style:style>
    <style:style style:name="P23" style:parent-style-name="Normal" style:family="paragraph">
      <style:text-properties style:font-name="Arial" style:font-name-complex="Arial"/>
    </style:style>
    <style:style style:name="P24" style:parent-style-name="Normal" style:family="paragraph">
      <style:text-properties style:font-name="Arial" style:font-name-complex="Arial"/>
    </style:style>
    <style:style style:name="P25" style:parent-style-name="Normal" style:family="paragraph">
      <style:text-properties style:font-name="Arial" style:font-name-complex="Arial"/>
    </style:style>
    <style:style style:name="P26" style:parent-style-name="Normal" style:family="paragraph">
      <style:text-properties style:font-name="Arial" style:font-name-complex="Arial"/>
    </style:style>
    <style:style style:name="P27" style:parent-style-name="Normal" style:family="paragraph">
      <style:text-properties style:font-name="Arial" style:font-name-complex="Arial"/>
    </style:style>
    <style:style style:name="P28" style:parent-style-name="Normal" style:family="paragraph">
      <style:text-properties style:font-name="Arial" style:font-name-complex="Arial"/>
    </style:style>
    <style:style style:name="P29" style:parent-style-name="Normal" style:family="paragraph">
      <style:text-properties style:font-name="Arial" style:font-name-complex="Arial"/>
    </style:style>
    <style:style style:name="P30" style:parent-style-name="Normal" style:family="paragraph">
      <style:text-properties style:font-name="Arial" style:font-name-complex="Arial"/>
    </style:style>
    <style:style style:name="P31" style:parent-style-name="Normal" style:family="paragraph">
      <style:text-properties style:font-name="Arial" style:font-name-complex="Arial"/>
    </style:style>
    <style:style style:name="P32" style:parent-style-name="Normal" style:family="paragraph">
      <style:text-properties style:font-name="Arial" style:font-name-complex="Arial"/>
    </style:style>
    <style:style style:name="P33" style:parent-style-name="Normal" style:family="paragraph">
      <style:text-properties style:font-name="Arial" style:font-name-complex="Arial"/>
    </style:style>
    <style:style style:name="P34" style:parent-style-name="Normal" style:family="paragraph">
      <style:text-properties style:font-name="Arial" style:font-name-complex="Arial"/>
    </style:style>
    <style:style style:name="P35" style:parent-style-name="Normal" style:family="paragraph">
      <style:text-properties style:font-name="Arial" style:font-name-complex="Arial" fo:font-weight="bold" style:font-weight-asian="bold" style:font-weight-complex="bold"/>
    </style:style>
    <style:style style:name="P36" style:parent-style-name="Normal" style:family="paragraph">
      <style:text-properties style:font-name="Arial" style:font-name-complex="Arial"/>
    </style:style>
    <style:style style:name="P37" style:parent-style-name="Normal" style:family="paragraph">
      <style:text-properties style:font-name="Arial" style:font-name-complex="Arial"/>
    </style:style>
    <style:style style:name="P38" style:parent-style-name="Normal" style:family="paragraph">
      <style:text-properties style:font-name="Arial" style:font-name-complex="Arial"/>
    </style:style>
    <style:style style:name="P39" style:parent-style-name="Normal" style:family="paragraph">
      <style:text-properties style:font-name="Arial" style:font-name-complex="Arial"/>
    </style:style>
    <style:style style:name="P40" style:parent-style-name="Normal" style:family="paragraph">
      <style:text-properties style:font-name="Arial" style:font-name-complex="Arial"/>
    </style:style>
    <style:style style:name="P41" style:parent-style-name="Normal" style:family="paragraph">
      <style:text-properties style:font-name="Arial" style:font-name-complex="Arial"/>
    </style:style>
    <style:style style:name="P42" style:parent-style-name="Normal" style:family="paragraph">
      <style:text-properties style:font-name="Arial" style:font-name-complex="Arial" fo:font-weight="bold" style:font-weight-asian="bold" style:font-weight-complex="bold"/>
    </style:style>
    <style:style style:name="P43" style:parent-style-name="Normal" style:family="paragraph">
      <style:text-properties style:font-name="Arial" style:font-name-complex="Arial"/>
    </style:style>
    <style:style style:name="P44" style:parent-style-name="Normal" style:family="paragraph">
      <style:text-properties style:font-name="Arial" style:font-name-complex="Arial"/>
    </style:style>
    <style:style style:name="P45" style:parent-style-name="Normal" style:family="paragraph">
      <style:text-properties style:font-name="Arial" style:font-name-complex="Arial"/>
    </style:style>
    <style:style style:name="P46" style:parent-style-name="Normal" style:family="paragraph">
      <style:text-properties style:font-name="Arial" style:font-name-complex="Arial"/>
    </style:style>
    <style:style style:name="P47" style:parent-style-name="Normal" style:family="paragraph">
      <style:text-properties style:font-name="Arial" style:font-name-complex="Arial" fo:font-weight="bold" style:font-weight-asian="bold" style:font-weight-complex="bold"/>
    </style:style>
    <style:style style:name="P48" style:parent-style-name="Normal" style:family="paragraph">
      <style:text-properties style:font-name="Arial" style:font-name-complex="Arial"/>
    </style:style>
    <style:style style:name="P49" style:parent-style-name="Normal" style:family="paragraph">
      <style:text-properties style:font-name="Arial" style:font-name-complex="Arial"/>
    </style:style>
    <style:style style:name="P50" style:parent-style-name="Normal" style:family="paragraph">
      <style:text-properties style:font-name="Arial" style:font-name-complex="Arial"/>
    </style:style>
    <style:style style:name="P51" style:parent-style-name="Normal" style:family="paragraph">
      <style:text-properties style:font-name="Arial" style:font-name-complex="Arial"/>
    </style:style>
    <style:style style:name="P52" style:parent-style-name="Normal" style:family="paragraph">
      <style:text-properties style:font-name="Arial" style:font-name-complex="Arial" fo:font-weight="bold" style:font-weight-asian="bold" style:font-weight-complex="bold"/>
    </style:style>
    <style:style style:name="P53" style:parent-style-name="Normal" style:family="paragraph">
      <style:text-properties style:font-name="Arial" style:font-name-complex="Arial"/>
    </style:style>
    <style:style style:name="P54" style:parent-style-name="Normal" style:family="paragraph">
      <style:text-properties style:font-name="Arial" style:font-name-complex="Arial"/>
    </style:style>
    <style:style style:name="P55" style:parent-style-name="Normal" style:family="paragraph">
      <style:text-properties style:font-name="Arial" style:font-name-complex="Arial"/>
    </style:style>
    <style:style style:name="P56" style:parent-style-name="Normal" style:family="paragraph">
      <style:text-properties style:font-name="Arial" style:font-name-complex="Arial"/>
    </style:style>
    <style:style style:name="P57" style:parent-style-name="Normal" style:family="paragraph">
      <style:text-properties style:font-name="Arial" style:font-name-complex="Arial"/>
    </style:style>
    <style:style style:name="P58" style:parent-style-name="Normal" style:family="paragraph">
      <style:text-properties style:font-name="Arial" style:font-name-complex="Arial"/>
    </style:style>
    <style:style style:name="P59" style:parent-style-name="Normal" style:family="paragraph">
      <style:text-properties style:font-name="Arial" style:font-name-complex="Arial" fo:font-weight="bold" style:font-weight-asian="bold" style:font-weight-complex="bold"/>
    </style:style>
    <style:style style:name="P60" style:parent-style-name="Normal" style:family="paragraph">
      <style:text-properties style:font-name="Arial" style:font-name-complex="Arial"/>
    </style:style>
    <style:style style:name="P61" style:parent-style-name="Normal" style:family="paragraph">
      <style:text-properties style:font-name="Arial" style:font-name-complex="Arial"/>
    </style:style>
    <style:style style:name="P62" style:parent-style-name="Normal" style:family="paragraph">
      <style:text-properties style:font-name="Arial" style:font-name-complex="Arial"/>
    </style:style>
    <style:style style:name="P63" style:parent-style-name="Normal" style:family="paragraph">
      <style:text-properties style:font-name="Arial" style:font-name-complex="Arial"/>
    </style:style>
    <style:style style:name="P64" style:parent-style-name="Normal" style:family="paragraph">
      <style:text-properties style:font-name="Arial" style:font-name-complex="Arial"/>
    </style:style>
    <style:style style:name="P65" style:parent-style-name="Normal" style:family="paragraph">
      <style:text-properties style:font-name="Arial" style:font-name-complex="Arial"/>
    </style:style>
    <style:style style:name="P66" style:parent-style-name="Normal" style:family="paragraph">
      <style:text-properties style:font-name="Arial" style:font-name-complex="Arial" fo:font-weight="bold" style:font-weight-asian="bold" style:font-weight-complex="bold"/>
    </style:style>
    <style:style style:name="P67" style:parent-style-name="Normal" style:family="paragraph">
      <style:text-properties style:font-name="Arial" style:font-name-complex="Arial"/>
    </style:style>
    <style:style style:name="P68" style:parent-style-name="Normal" style:family="paragraph">
      <style:text-properties style:font-name="Arial" style:font-name-complex="Arial"/>
    </style:style>
    <style:style style:name="P69" style:parent-style-name="Normal" style:family="paragraph">
      <style:text-properties style:font-name="Arial" style:font-name-complex="Arial"/>
    </style:style>
    <style:style style:name="P70" style:parent-style-name="Normal" style:family="paragraph">
      <style:text-properties style:font-name="Arial" style:font-name-complex="Arial"/>
    </style:style>
    <style:style style:name="P71" style:parent-style-name="Normal" style:family="paragraph">
      <style:text-properties style:font-name="Arial" style:font-name-complex="Arial" fo:font-weight="bold" style:font-weight-asian="bold" style:font-weight-complex="bold"/>
    </style:style>
    <style:style style:name="P72" style:parent-style-name="Normal" style:family="paragraph">
      <style:text-properties style:font-name="Arial" style:font-name-complex="Arial"/>
    </style:style>
    <style:style style:name="P73" style:parent-style-name="Normal" style:family="paragraph">
      <style:text-properties style:font-name="Arial" style:font-name-complex="Arial"/>
    </style:style>
    <style:style style:name="P74" style:parent-style-name="Normal" style:family="paragraph">
      <style:text-properties style:font-name="Arial" style:font-name-complex="Arial"/>
    </style:style>
    <style:style style:name="P75" style:parent-style-name="Normal" style:family="paragraph">
      <style:paragraph-properties fo:break-before="page" fo:line-height="105%"/>
      <style:text-properties style:font-name="Arial" style:font-name-complex="Arial"/>
    </style:style>
    <style:style style:name="P76" style:parent-style-name="Normal" style:family="paragraph">
      <style:paragraph-properties fo:line-height="105%"/>
      <style:text-properties style:font-name="Arial" style:font-name-complex="Arial"/>
    </style:style>
    <style:style style:name="P77" style:parent-style-name="Normal" style:family="paragraph">
      <style:text-properties style:font-name="Arial" style:font-name-complex="Arial" fo:font-weight="bold" style:font-weight-asian="bold" style:font-weight-complex="bold"/>
    </style:style>
    <style:style style:name="P78" style:parent-style-name="Normal" style:family="paragraph">
      <style:text-properties style:font-name="Arial" style:font-name-complex="Arial"/>
    </style:style>
    <style:style style:name="P79" style:parent-style-name="Normal" style:family="paragraph">
      <style:text-properties style:font-name="Arial" style:font-name-complex="Arial"/>
    </style:style>
    <style:style style:name="P80" style:parent-style-name="Normal" style:family="paragraph">
      <style:text-properties style:font-name="Arial" style:font-name-complex="Arial"/>
    </style:style>
    <style:style style:name="P81" style:parent-style-name="Normal" style:family="paragraph">
      <style:text-properties style:font-name="Arial" style:font-name-complex="Arial"/>
    </style:style>
    <style:style style:name="P82" style:parent-style-name="Normal" style:family="paragraph">
      <style:text-properties style:font-name="Arial" style:font-name-complex="Arial"/>
    </style:style>
    <style:style style:name="P83" style:parent-style-name="Normal" style:family="paragraph">
      <style:text-properties style:font-name="Arial" style:font-name-complex="Arial"/>
    </style:style>
    <style:style style:name="P84" style:parent-style-name="Normal" style:family="paragraph">
      <style:text-properties style:font-name="Arial" style:font-name-complex="Arial"/>
    </style:style>
    <style:style style:name="P85" style:parent-style-name="Normal" style:family="paragraph">
      <style:text-properties style:font-name="Arial" style:font-name-complex="Arial" fo:font-weight="bold" style:font-weight-asian="bold" style:font-weight-complex="bold"/>
    </style:style>
    <style:style style:name="P86" style:parent-style-name="Normal" style:family="paragraph">
      <style:text-properties style:font-name="Arial" style:font-name-complex="Arial"/>
    </style:style>
    <style:style style:name="P87" style:parent-style-name="Normal" style:family="paragraph">
      <style:text-properties style:font-name="Arial" style:font-name-complex="Arial"/>
    </style:style>
    <style:style style:name="P88" style:parent-style-name="Normal" style:family="paragraph">
      <style:text-properties style:font-name="Arial" style:font-name-complex="Arial"/>
    </style:style>
    <style:style style:name="P89" style:parent-style-name="Normal" style:family="paragraph">
      <style:text-properties style:font-name="Arial" style:font-name-complex="Arial"/>
    </style:style>
    <style:style style:name="P90" style:parent-style-name="Normal" style:family="paragraph">
      <style:text-properties style:font-name="Arial" style:font-name-complex="Arial"/>
    </style:style>
    <style:style style:name="P91" style:parent-style-name="Normal" style:family="paragraph">
      <style:text-properties style:font-name="Arial" style:font-name-complex="Arial"/>
    </style:style>
    <style:style style:name="P92" style:parent-style-name="Normal" style:family="paragraph">
      <style:text-properties style:font-name="Arial" style:font-name-complex="Arial"/>
    </style:style>
    <style:style style:name="P93" style:parent-style-name="Normal" style:family="paragraph">
      <style:text-properties style:font-name="Arial" style:font-name-complex="Arial"/>
    </style:style>
    <style:style style:name="P94" style:parent-style-name="Normal" style:family="paragraph">
      <style:text-properties style:font-name="Arial" style:font-name-complex="Arial"/>
    </style:style>
    <style:style style:name="P95" style:parent-style-name="Normal" style:family="paragraph">
      <style:text-properties style:font-name="Arial" style:font-name-complex="Arial"/>
    </style:style>
    <style:style style:name="P96" style:parent-style-name="Normal" style:family="paragraph">
      <style:text-properties style:font-name="Arial" style:font-name-complex="Arial" fo:font-weight="bold" style:font-weight-asian="bold" style:font-weight-complex="bold"/>
    </style:style>
    <style:style style:name="P97" style:parent-style-name="Normal" style:family="paragraph">
      <style:text-properties style:font-name="Arial" style:font-name-complex="Arial"/>
    </style:style>
    <style:style style:name="P98" style:parent-style-name="Normal" style:family="paragraph">
      <style:text-properties style:font-name="Arial" style:font-name-complex="Arial"/>
    </style:style>
    <style:style style:name="P99" style:parent-style-name="Normal" style:family="paragraph">
      <style:text-properties style:font-name="Arial" style:font-name-complex="Arial"/>
    </style:style>
    <style:style style:name="P100" style:parent-style-name="Normal" style:family="paragraph">
      <style:text-properties style:font-name="Arial" style:font-name-complex="Arial"/>
    </style:style>
    <style:style style:name="P101" style:parent-style-name="Normal" style:family="paragraph">
      <style:text-properties style:font-name="Arial" style:font-name-complex="Arial" fo:font-weight="bold" style:font-weight-asian="bold" style:font-weight-complex="bold"/>
    </style:style>
    <style:style style:name="P102" style:parent-style-name="Standard" style:family="paragraph">
      <style:text-properties style:font-name="Arial" style:font-name-complex="Arial"/>
    </style:style>
    <style:style style:name="P103" style:parent-style-name="Normal" style:family="paragraph">
      <style:text-properties style:font-name="Arial" style:font-name-complex="Arial"/>
    </style:style>
    <style:style style:name="P104" style:parent-style-name="Normal" style:family="paragraph">
      <style:text-properties style:font-name="Arial" style:font-name-complex="Arial"/>
    </style:style>
    <style:style style:name="P105" style:parent-style-name="Normal" style:family="paragraph">
      <style:text-properties style:font-name="Arial" style:font-name-complex="Arial"/>
    </style:style>
    <style:style style:name="P106" style:parent-style-name="Standard" style:family="paragraph">
      <style:text-properties style:font-name="Arial" style:font-name-complex="Arial"/>
    </style:style>
    <style:style style:name="P107" style:parent-style-name="Standard" style:family="paragraph">
      <style:text-properties style:font-name="Arial" style:font-name-complex="Arial"/>
    </style:style>
    <style:style style:name="P108" style:parent-style-name="Standard" style:family="paragraph">
      <style:text-properties style:font-name="Arial" style:font-name-complex="Arial"/>
    </style:style>
    <style:style style:name="P109" style:parent-style-name="Standard" style:family="paragraph">
      <style:text-properties style:font-name="Arial" style:font-name-complex="Arial"/>
    </style:style>
    <style:style style:name="P110" style:parent-style-name="Standard" style:family="paragraph">
      <style:text-properties style:font-name="Arial" style:font-name-complex="Arial"/>
    </style:style>
    <style:style style:name="P111" style:parent-style-name="Standard" style:family="paragraph">
      <style:text-properties style:font-name="Arial" style:font-name-complex="Arial"/>
    </style:style>
    <style:style style:name="P112" style:parent-style-name="Standard" style:family="paragraph">
      <style:text-properties style:font-name="Arial" style:font-name-complex="Arial"/>
    </style:style>
    <style:style style:name="P113" style:parent-style-name="Normal" style:family="paragraph">
      <style:text-properties style:font-name="Arial" style:font-name-complex="Arial"/>
    </style:style>
    <style:style style:name="P114"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15" style:parent-style-name="Standard" style:family="paragraph">
      <style:text-properties style:font-name="Arial" style:font-name-complex="Arial"/>
    </style:style>
    <style:style style:name="P116" style:parent-style-name="Standard" style:family="paragraph">
      <style:text-properties style:font-name="Arial" style:font-name-complex="Arial" fo:font-weight="bold" style:font-weight-asian="bold" style:font-weight-complex="bold"/>
    </style:style>
    <style:style style:name="P117" style:parent-style-name="Standard" style:family="paragraph">
      <style:text-properties style:font-name="Arial" style:font-name-complex="Arial"/>
    </style:style>
    <style:style style:name="P118" style:parent-style-name="Standard" style:family="paragraph">
      <style:text-properties style:font-name="Arial" style:font-name-complex="Arial"/>
    </style:style>
    <style:style style:name="P119" style:parent-style-name="Standard" style:family="paragraph">
      <style:text-properties style:font-name="Arial" style:font-name-complex="Arial"/>
    </style:style>
    <style:style style:name="P120" style:parent-style-name="Standard" style:family="paragraph">
      <style:text-properties style:font-name="Arial" style:font-name-complex="Arial"/>
    </style:style>
    <style:style style:name="P121" style:parent-style-name="Standard" style:family="paragraph">
      <style:text-properties style:font-name="Arial" style:font-name-complex="Arial"/>
    </style:style>
    <style:style style:name="P122" style:parent-style-name="Standard" style:family="paragraph">
      <style:text-properties style:font-name="Arial" style:font-name-complex="Arial"/>
    </style:style>
    <style:style style:name="P123" style:parent-style-name="Standard" style:family="paragraph">
      <style:text-properties style:font-name="Arial" style:font-name-complex="Arial"/>
    </style:style>
    <style:style style:name="P124" style:parent-style-name="Standard" style:family="paragraph">
      <style:text-properties style:font-name="Arial" style:font-name-complex="Arial"/>
    </style:style>
    <style:style style:name="P125" style:parent-style-name="Standard" style:family="paragraph">
      <style:text-properties style:font-name="Arial" style:font-name-complex="Arial"/>
    </style:style>
    <style:style style:name="P126" style:parent-style-name="Standard" style:family="paragraph">
      <style:text-properties style:font-name="Arial" style:font-name-complex="Arial"/>
    </style:style>
    <style:style style:name="P127" style:parent-style-name="Standard" style:family="paragraph">
      <style:text-properties style:font-name="Arial" style:font-name-complex="Arial"/>
    </style:style>
    <style:style style:name="P128" style:parent-style-name="Normal" style:family="paragraph">
      <style:text-properties style:font-name="Arial" style:font-name-complex="Arial"/>
    </style:style>
    <style:style style:name="P129"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30" style:parent-style-name="Standard" style:family="paragraph">
      <style:text-properties style:font-name="Arial" style:font-name-complex="Arial"/>
    </style:style>
    <style:style style:name="P131" style:parent-style-name="Standard" style:family="paragraph">
      <style:text-properties style:font-name="Arial" style:font-name-complex="Arial"/>
    </style:style>
    <style:style style:name="P132" style:parent-style-name="Standard" style:family="paragraph">
      <style:text-properties style:font-name="Arial" style:font-name-complex="Arial"/>
    </style:style>
    <style:style style:name="P133" style:parent-style-name="Standard" style:family="paragraph">
      <style:text-properties style:font-name="Arial" style:font-name-complex="Arial"/>
    </style:style>
    <style:style style:name="P134" style:parent-style-name="Standard" style:family="paragraph">
      <style:text-properties style:font-name="Arial" style:font-name-complex="Arial"/>
    </style:style>
    <style:style style:name="P135" style:parent-style-name="Standard" style:family="paragraph">
      <style:text-properties style:font-name="Arial" style:font-name-complex="Arial"/>
    </style:style>
    <style:style style:name="P136" style:parent-style-name="Standard" style:family="paragraph">
      <style:text-properties style:font-name="Arial" style:font-name-complex="Arial"/>
    </style:style>
    <style:style style:name="P137" style:parent-style-name="Standard" style:family="paragraph">
      <style:text-properties style:font-name="Arial" style:font-name-complex="Arial"/>
    </style:style>
    <style:style style:name="P138"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39" style:parent-style-name="Standard" style:family="paragraph">
      <style:text-properties style:font-name="Arial" style:font-name-complex="Arial"/>
    </style:style>
    <style:style style:name="P140" style:parent-style-name="Standard" style:family="paragraph">
      <style:text-properties style:font-name="Arial" style:font-name-complex="Arial"/>
    </style:style>
    <style:style style:name="P141" style:parent-style-name="Standard" style:family="paragraph">
      <style:text-properties style:font-name="Arial" style:font-name-complex="Arial"/>
    </style:style>
    <style:style style:name="P142" style:parent-style-name="Standard" style:family="paragraph">
      <style:text-properties style:font-name="Arial" style:font-name-complex="Arial"/>
    </style:style>
    <style:style style:name="P143" style:parent-style-name="Standard" style:family="paragraph">
      <style:text-properties style:font-name="Arial" style:font-name-complex="Arial"/>
    </style:style>
    <style:style style:name="P144" style:parent-style-name="Standard" style:family="paragraph">
      <style:text-properties style:font-name="Arial" style:font-name-complex="Arial"/>
    </style:style>
    <style:style style:name="P145" style:parent-style-name="Standard" style:family="paragraph">
      <style:text-properties style:font-name="Arial" style:font-name-complex="Arial"/>
    </style:style>
    <style:style style:name="P146" style:parent-style-name="Standard" style:family="paragraph">
      <style:text-properties style:font-name="Arial" style:font-name-complex="Arial"/>
    </style:style>
    <style:style style:name="P147" style:parent-style-name="Standard" style:family="paragraph">
      <style:text-properties style:font-name="Arial" style:font-name-complex="Arial"/>
    </style:style>
    <style:style style:name="P148" style:parent-style-name="Standard" style:family="paragraph">
      <style:text-properties style:font-name="Arial" style:font-name-complex="Arial"/>
    </style:style>
    <style:style style:name="P149" style:parent-style-name="Standard" style:family="paragraph">
      <style:text-properties style:font-name="Arial" style:font-name-complex="Arial"/>
    </style:style>
    <style:style style:name="P150"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51" style:parent-style-name="Standard" style:family="paragraph">
      <style:text-properties style:font-name="Arial" style:font-name-complex="Arial"/>
    </style:style>
    <style:style style:name="P152" style:parent-style-name="Standard" style:family="paragraph">
      <style:text-properties style:font-name="Arial" style:font-name-complex="Arial"/>
    </style:style>
    <style:style style:name="P153" style:parent-style-name="Standard" style:family="paragraph">
      <style:text-properties style:font-name="Arial" style:font-name-complex="Arial"/>
    </style:style>
    <style:style style:name="P154" style:parent-style-name="Standard" style:family="paragraph">
      <style:paragraph-properties fo:break-before="page"/>
    </style:style>
    <style:style style:name="T155" style:parent-style-name="DefaultParagraphFont" style:family="text">
      <style:text-properties fo:font-weight="bold" style:font-weight-asian="bold" style:font-weight-complex="bold" fo:font-size="15pt" style:font-size-asian="15pt" style:font-size-complex="15pt"/>
    </style:style>
    <style:style style:name="P156" style:parent-style-name="Normal" style:family="paragraph">
      <style:paragraph-properties fo:line-height="105%"/>
      <style:text-properties style:font-name="Arial" style:font-name-complex="Arial"/>
    </style:style>
    <style:style style:name="P157"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58" style:parent-style-name="Standard" style:family="paragraph">
      <style:text-properties style:font-name="Arial" style:font-name-complex="Arial"/>
    </style:style>
    <style:style style:name="P159" style:parent-style-name="Standard" style:family="paragraph">
      <style:text-properties style:font-name="Arial" style:font-name-complex="Arial"/>
    </style:style>
    <style:style style:name="P160" style:parent-style-name="Standard" style:family="paragraph">
      <style:text-properties style:font-name="Arial" style:font-name-complex="Arial"/>
    </style:style>
    <style:style style:name="P161" style:parent-style-name="Standard" style:family="paragraph">
      <style:text-properties style:font-name="Arial" style:font-name-complex="Arial"/>
    </style:style>
    <style:style style:name="P162" style:parent-style-name="Standard" style:family="paragraph">
      <style:text-properties style:font-name="Arial" style:font-name-complex="Arial"/>
    </style:style>
    <style:style style:name="P163"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64" style:parent-style-name="Standard" style:family="paragraph">
      <style:text-properties style:font-name="Arial" style:font-name-complex="Arial"/>
    </style:style>
    <style:style style:name="P165" style:parent-style-name="Standard" style:family="paragraph">
      <style:text-properties style:font-name="Arial" style:font-name-complex="Arial"/>
    </style:style>
    <style:style style:name="P166" style:parent-style-name="Standard" style:family="paragraph">
      <style:text-properties style:font-name="Arial" style:font-name-complex="Arial"/>
    </style:style>
    <style:style style:name="P167"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68" style:parent-style-name="Standard" style:family="paragraph">
      <style:text-properties style:font-name="Arial" style:font-name-complex="Arial"/>
    </style:style>
    <style:style style:name="P169" style:parent-style-name="Standard" style:family="paragraph">
      <style:text-properties style:font-name="Arial" style:font-name-complex="Arial"/>
    </style:style>
    <style:style style:name="P170"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71" style:parent-style-name="Standard" style:family="paragraph">
      <style:text-properties style:font-name="Arial" style:font-name-complex="Arial"/>
    </style:style>
    <style:style style:name="P172" style:parent-style-name="Standard" style:family="paragraph">
      <style:text-properties style:font-name="Arial" style:font-name-complex="Arial"/>
    </style:style>
    <style:style style:name="P173" style:parent-style-name="Standard" style:family="paragraph">
      <style:text-properties style:font-name="Arial" style:font-name-complex="Arial"/>
    </style:style>
    <style:style style:name="P174" style:parent-style-name="Standard" style:family="paragraph">
      <style:text-properties style:font-name="Arial" style:font-name-complex="Arial"/>
    </style:style>
    <style:style style:name="P175"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76" style:parent-style-name="Standard" style:family="paragraph">
      <style:text-properties style:font-name="Arial" style:font-name-complex="Arial"/>
    </style:style>
    <style:style style:name="P177" style:parent-style-name="Standard" style:family="paragraph">
      <style:text-properties style:font-name="Arial" style:font-name-complex="Arial"/>
    </style:style>
    <style:style style:name="P178"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79" style:parent-style-name="Standard" style:family="paragraph">
      <style:text-properties style:font-name="Arial" style:font-name-complex="Arial"/>
    </style:style>
    <style:style style:name="P180" style:parent-style-name="Standard" style:family="paragraph">
      <style:text-properties style:font-name="Arial" style:font-name-complex="Arial"/>
    </style:style>
    <style:style style:name="P181" style:parent-style-name="Standard" style:family="paragraph">
      <style:text-properties style:font-name="Arial" style:font-name-complex="Arial"/>
    </style:style>
    <style:style style:name="P182" style:parent-style-name="Standard" style:family="paragraph">
      <style:text-properties style:font-name="Arial" style:font-name-complex="Arial"/>
    </style:style>
    <style:style style:name="P183" style:parent-style-name="Normal" style:family="paragraph">
      <style:paragraph-properties fo:line-height="105%"/>
      <style:text-properties style:font-name="Arial" style:font-name-complex="Arial"/>
    </style:style>
    <style:style style:name="P184"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85" style:parent-style-name="Standard" style:family="paragraph">
      <style:text-properties style:font-name="Arial" style:font-name-complex="Arial"/>
    </style:style>
    <style:style style:name="P186" style:parent-style-name="Standard" style:family="paragraph">
      <style:text-properties style:font-name="Arial" style:font-name-complex="Arial"/>
    </style:style>
    <style:style style:name="P187" style:parent-style-name="Standard" style:family="paragraph">
      <style:text-properties style:font-name="Arial" style:font-name-complex="Arial"/>
    </style:style>
    <style:style style:name="P188" style:parent-style-name="Standard" style:family="paragraph">
      <style:text-properties style:font-name="Arial" style:font-name-complex="Arial"/>
    </style:style>
    <style:style style:name="P189" style:parent-style-name="Standard" style:family="paragraph">
      <style:text-properties style:font-name="Arial" style:font-name-complex="Arial"/>
    </style:style>
    <style:style style:name="P190" style:parent-style-name="Standard" style:family="paragraph">
      <style:text-properties style:font-name="Arial" style:font-name-complex="Arial"/>
    </style:style>
    <style:style style:name="P191" style:parent-style-name="Standard" style:family="paragraph">
      <style:text-properties style:font-name="Arial" style:font-name-complex="Arial"/>
    </style:style>
    <style:style style:name="P192" style:parent-style-name="Standard" style:family="paragraph">
      <style:text-properties style:font-name="Arial" style:font-name-complex="Arial"/>
    </style:style>
    <style:style style:name="P193" style:parent-style-name="Standard" style:family="paragraph">
      <style:text-properties style:font-name="Arial" style:font-name-complex="Arial" fo:language="en" fo:country="US"/>
    </style:style>
    <style:style style:name="P194" style:parent-style-name="Standard" style:family="paragraph">
      <style:text-properties style:font-name="Arial" style:font-name-complex="Arial"/>
    </style:style>
    <style:style style:name="P195" style:parent-style-name="Standard" style:family="paragraph">
      <style:text-properties style:font-name="Arial" style:font-name-complex="Arial" fo:language="en" fo:country="US"/>
    </style:style>
    <style:style style:name="P196" style:parent-style-name="Standard" style:family="paragraph">
      <style:text-properties style:font-name="Arial" style:font-name-complex="Arial"/>
    </style:style>
    <style:style style:name="P197" style:parent-style-name="Standard" style:family="paragraph">
      <style:text-properties style:font-name="Arial" style:font-name-complex="Arial"/>
    </style:style>
    <style:style style:name="P198" style:parent-style-name="Standard" style:family="paragraph">
      <style:text-properties style:font-name="Arial" style:font-name-complex="Arial"/>
    </style:style>
    <style:style style:name="P199" style:parent-style-name="Standard" style:family="paragraph">
      <style:text-properties style:font-name="Arial" style:font-name-complex="Arial"/>
    </style:style>
    <style:style style:name="P200" style:parent-style-name="Standard" style:family="paragraph">
      <style:text-properties style:font-name="Arial" style:font-name-complex="Arial"/>
    </style:style>
    <style:style style:name="P201" style:parent-style-name="Standard" style:family="paragraph">
      <style:text-properties style:font-name="Arial" style:font-name-complex="Arial"/>
    </style:style>
    <style:style style:name="P202" style:parent-style-name="Standard" style:family="paragraph">
      <style:text-properties style:font-name="Arial" style:font-name-complex="Arial"/>
    </style:style>
    <style:style style:name="P203" style:parent-style-name="Standard" style:family="paragraph">
      <style:text-properties style:font-name="Arial" style:font-name-complex="Arial"/>
    </style:style>
    <style:style style:name="P204" style:parent-style-name="Standard" style:family="paragraph">
      <style:text-properties style:font-name="Arial" style:font-name-complex="Arial"/>
    </style:style>
    <style:style style:name="P205" style:parent-style-name="Standard" style:family="paragraph">
      <style:text-properties style:font-name="Arial" style:font-name-complex="Arial" fo:language="en" fo:country="US"/>
    </style:style>
    <style:style style:name="P206" style:parent-style-name="Standard" style:family="paragraph">
      <style:text-properties style:font-name="Arial" style:font-name-complex="Arial"/>
    </style:style>
    <style:style style:name="P207" style:parent-style-name="Standard" style:family="paragraph">
      <style:text-properties style:font-name="Arial" style:font-name-complex="Arial" fo:language="en" fo:country="US"/>
    </style:style>
    <style:style style:name="P208" style:parent-style-name="Standard" style:family="paragraph">
      <style:text-properties style:font-name="Arial" style:font-name-complex="Arial"/>
    </style:style>
    <style:style style:name="P209" style:parent-style-name="Standard" style:family="paragraph">
      <style:text-properties style:font-name="Arial" style:font-name-complex="Arial"/>
    </style:style>
    <style:style style:name="P210" style:parent-style-name="Standard" style:family="paragraph">
      <style:text-properties style:font-name="Arial" style:font-name-complex="Arial"/>
    </style:style>
    <style:style style:name="P211" style:parent-style-name="Standard" style:family="paragraph">
      <style:text-properties style:font-name="Arial" style:font-name-complex="Arial"/>
    </style:style>
    <style:style style:name="P212" style:parent-style-name="Standard" style:family="paragraph">
      <style:text-properties style:font-name="Arial" style:font-name-complex="Arial"/>
    </style:style>
    <style:style style:name="P213" style:parent-style-name="Standard" style:family="paragraph">
      <style:text-properties style:font-name="Arial" style:font-name-complex="Arial"/>
    </style:style>
    <style:style style:name="P214" style:parent-style-name="Standard" style:family="paragraph">
      <style:text-properties style:font-name="Arial" style:font-name-complex="Arial"/>
    </style:style>
    <style:style style:name="P215" style:parent-style-name="Standard" style:family="paragraph">
      <style:text-properties style:font-name="Arial" style:font-name-complex="Arial"/>
    </style:style>
    <style:style style:name="P216" style:parent-style-name="Standard" style:family="paragraph">
      <style:text-properties style:font-name="Arial" style:font-name-complex="Arial"/>
    </style:style>
    <style:style style:name="P217" style:parent-style-name="Standard" style:family="paragraph">
      <style:text-properties style:font-name="Arial" style:font-name-complex="Arial"/>
    </style:style>
    <style:style style:name="P218" style:parent-style-name="Standard" style:family="paragraph">
      <style:text-properties style:font-name="Arial" style:font-name-complex="Arial"/>
    </style:style>
    <style:style style:name="P219" style:parent-style-name="Standard" style:family="paragraph">
      <style:text-properties style:font-name="Arial" style:font-name-complex="Arial" fo:language="en" fo:country="US"/>
    </style:style>
    <style:style style:name="P220" style:parent-style-name="Standard" style:family="paragraph">
      <style:text-properties style:font-name="Arial" style:font-name-complex="Arial"/>
    </style:style>
    <style:style style:name="P221" style:parent-style-name="Standard" style:family="paragraph">
      <style:text-properties style:font-name="Arial" style:font-name-complex="Arial"/>
    </style:style>
    <style:style style:name="P222" style:parent-style-name="Standard" style:family="paragraph">
      <style:text-properties style:font-name="Arial" style:font-name-complex="Arial"/>
    </style:style>
    <style:style style:name="P223" style:parent-style-name="Standard" style:family="paragraph">
      <style:text-properties style:font-name="Arial" style:font-name-complex="Arial" fo:language="en" fo:country="US"/>
    </style:style>
    <style:style style:name="P224" style:parent-style-name="Standard" style:family="paragraph">
      <style:text-properties style:font-name="Arial" style:font-name-complex="Arial"/>
    </style:style>
    <style:style style:name="P225" style:parent-style-name="Standard" style:family="paragraph">
      <style:text-properties style:font-name="Arial" style:font-name-complex="Arial"/>
    </style:style>
    <style:style style:name="P226" style:parent-style-name="Standard" style:family="paragraph">
      <style:text-properties style:font-name="Arial" style:font-name-complex="Arial"/>
    </style:style>
    <style:style style:name="P227" style:parent-style-name="Standard" style:family="paragraph">
      <style:text-properties style:font-name="Arial" style:font-name-complex="Arial" fo:language="en" fo:country="US"/>
    </style:style>
    <style:style style:name="P228" style:parent-style-name="Standard" style:family="paragraph">
      <style:text-properties style:font-name="Arial" style:font-name-complex="Arial"/>
    </style:style>
    <style:style style:name="P229" style:parent-style-name="Standard" style:family="paragraph">
      <style:text-properties style:font-name="Arial" style:font-name-complex="Arial" fo:language="en" fo:country="US"/>
    </style:style>
    <style:style style:name="P230" style:parent-style-name="Standard" style:family="paragraph">
      <style:text-properties style:font-name="Arial" style:font-name-complex="Arial"/>
    </style:style>
    <style:style style:name="P231" style:parent-style-name="Standard" style:family="paragraph">
      <style:text-properties style:font-name="Arial" style:font-name-complex="Arial" fo:language="en" fo:country="US"/>
    </style:style>
    <style:style style:name="P232" style:parent-style-name="Standard" style:family="paragraph">
      <style:text-properties style:font-name="Arial" style:font-name-complex="Arial"/>
    </style:style>
    <style:style style:name="P233" style:parent-style-name="Standard" style:family="paragraph">
      <style:text-properties style:font-name="Arial" style:font-name-complex="Arial" fo:language="en" fo:country="US"/>
    </style:style>
    <style:style style:name="P234" style:parent-style-name="Standard" style:family="paragraph">
      <style:text-properties style:font-name="Arial" style:font-name-complex="Arial"/>
    </style:style>
    <style:style style:name="P235" style:parent-style-name="Standard" style:family="paragraph">
      <style:text-properties style:font-name="Arial" style:font-name-complex="Arial"/>
    </style:style>
    <style:style style:name="P236" style:parent-style-name="Standard" style:family="paragraph">
      <style:text-properties style:font-name="Arial" style:font-name-complex="Arial"/>
    </style:style>
    <style:style style:name="P237" style:parent-style-name="Standard" style:family="paragraph">
      <style:text-properties style:font-name="Arial" style:font-name-complex="Arial" fo:language="en" fo:country="US"/>
    </style:style>
    <style:style style:name="P238" style:parent-style-name="Standard" style:family="paragraph">
      <style:text-properties style:font-name="Arial" style:font-name-complex="Arial"/>
    </style:style>
    <style:style style:name="P239" style:parent-style-name="Standard" style:family="paragraph">
      <style:text-properties style:font-name="Arial" style:font-name-complex="Arial"/>
    </style:style>
    <style:style style:name="P240" style:parent-style-name="Standard" style:family="paragraph">
      <style:text-properties style:font-name="Arial" style:font-name-complex="Arial"/>
    </style:style>
    <style:style style:name="P241" style:parent-style-name="Standard" style:family="paragraph">
      <style:text-properties style:font-name="Arial" style:font-name-complex="Arial"/>
    </style:style>
    <style:style style:name="P242" style:parent-style-name="Normal" style:family="paragraph">
      <style:paragraph-properties fo:line-height="105%"/>
      <style:text-properties style:font-name="Arial" style:font-name-complex="Arial"/>
    </style:style>
  </office:automatic-styles>
  <office:body>
    <office:text text:use-soft-page-breaks="true">
      <text:p text:style-name="P1">Name und Alter der Person</text:p>
      <text:p text:style-name="P2">Wangari Maathai, geboren am 1. April 1940 im Nyeri District, Kenia, verstarb im Alter von 71 Jahren am 25. September 2011 in Nairobi, Kenia.</text:p>
      <text:p text:style-name="P3"/>
      <text:p text:style-name="P4">Beruf und Herkunft</text:p>
      <text:p text:style-name="P5">Wangari Maathai war eine vielseitige Persönlichkeit. Sie hatte eine beeindruckende berufliche Laufbahn, indem sie als Professorin für Veterinäranatomie tätig war und sich auf die Wissenschaft der Anatomie von Wirbeltieren spezialisierte. Neben ihrer akademischen Karriere engagierte sie sich auch aktiv in der Politik und bekleidete ab 2002 das Amt der stellvertretenden Ministerin für Umweltschutz. Ihre Wurzeln liegen in Afrika, genauer gesagt im Nyeri County in Zentral-Kenia.</text:p>
      <text:p text:style-name="P6"/>
      <text:p text:style-name="P7">Persönliche Geschichte</text:p>
      <text:p text:style-name="P8">Einige Missionsschwestern erkannten in Wangari Maathai eine besondere christliche Mission, weshalb sie an einer Klosterschule eine fundierte Schulbildung erhielt. Dies ermöglichte ihr den Zugang zu einem Stipendium für ein Biologiestudium in den USA am Mount St. Scholastica College in Atchison, Kansas. Später setzte sie ihr Studium an den Universitäten Pittsburgh, Gießen und München fort. Im Jahr 1971 erlangte sie als erste Frau aus Kenia einen Doktortitel an der Universität von Nairobi.</text:p>
      <text:p text:style-name="P9"/>
      <text:p text:style-name="P10">Nach ihrem akademischen Erfolg wurde sie im gleichen Jahr die erste Professorin für Veterinäre Anatomie in Kenia und später auch die Dekanin an der Universität von Nairobi. Im Jahr 1977 gründete sie das Aufforstungsprojekt "Green Belt Movement". Maathai, die drei Kinder hatte (Waweru, Wanjira und Muta), erlebte 1979 die Scheidung von ihrem Ehepartner.</text:p>
      <text:p text:style-name="P11">Wangari Maathai entwickelte sich zur zentralen Identifikationsfigur der Frauenbewegung in Kenia. In den Jahren von 1976 bis 1987 war sie Mitglied im Nationalen Frauenrat Kenias, von 1980 bis 1987 dessen Präsidentin und behielt auch nach ihrer Amtszeit eine Rolle im Vorstand. Ihre engagierte Haltung für Umweltschutz und Frauenrechte brachte sie in den 1990er Jahren in Konflikt mit dem damaligen Staatschef Kenias, was zu wiederholten Inhaftierungen und Misshandlungen führte. Amnesty International setzte sich für ihre Freilassung ein, und Maathai äußerte ihre Dankbarkeit gegenüber der Organisation für deren Unterstützung.</text:p>
      <text:p text:style-name="P12">Trotz einer erfolglosen Kandidatur für das Parlament und das Präsidentenamt im Jahr 1997 wurde sie 2002 von einem Wahlbündnis aus mehreren Oppositionsparteien ins kenianische Parlament gewählt und übernahm das Amt der Umweltministerin Kenias.</text:p>
      <text:p text:style-name="P13">Als Pionierin grüner Politik in Afrika gründete sie die Partei "Mazingira Green Party of Kenya" und erreichte damit als erste grüne Politikerin des Kontinents eine Regierungsbeteiligung. Im April 2004 erhielt sie den internationalen Petra-Kelly-Preis der Heinrich-Böll-Stiftung für ihre herausragenden Aktivitäten.</text:p>
      <text:p text:style-name="P14"/>
      <text:p text:style-name="P15">Maathai engagierte sich international und wurde Mitglied im Club of Rome, einer Vereinigung von Experten, die sich für eine nachhaltige und umweltfreundliche Zukunft der Menschheit einsetzen. Ab 2009 war sie Ehrenmitglied beim World Future Council, einer Organisation, die sich für einen gesunden und nachhaltigen Planeten mit gerechten und friedlichen Gesellschaften einsetzt. Im Jahr 2009 hielt sie einen Vortrag bei der UN-Klimakonferenz in<text:s/><text:soft-page-break/>Kopenhagen und 2007 bei einem Nobelpreisträgersymposium in Potsdam zum Thema "Global Sustainability – A Nobel Cause."</text:p>
      <text:p text:style-name="P16"/>
      <text:p text:style-name="P17">Am 25. September 2011 verstarb Wangari Maathai im Kreise ihrer Familie infolge einer Krebserkrankung. Bereits in den 1970er Jahren hatte sie an der Universität Nairobi eine führende Rolle inne: Sie wurde Hochschuldozentin, Vorsitzende des Instituts für veterinäre Anatomie und außerordentliche Professorin, wobei sie die erste Frau in dieser Position war. In den Jahren 1972 bis 1977 setzte sie sich für gleiche ökonomische Sachbezüge für weibliche und männliche Mitarbeiter an der Universität ein.</text:p>
      <text:p text:style-name="P18"/>
      <text:p text:style-name="P19">Maathai war auch in verschiedenen gesellschaftlichen Organisationen aktiv. Sie wurde Direktorin des Roten Kreuzes in der kenianischen Gesellschaft, engagierte sich in der kenianischen Gesellschaft für Akademikerinnen, war Vorstandsmitglied des Environment Liaison Centrum und gründete 1974 das Unternehmen Envirocare Ltd., das sich der Aufforstung und der Wiederherstellung von Boden- und Wasserqualität widmete. Ihre Teilnahme an der UN-Konferenz für menschliche Siedlungen - Habitat I im Juni 1976 markierte einen weiteren Meilenstein, der zur Gründung der Grüngürtel-Bewegung (Green Belt Movement) führte.</text:p>
      <text:p text:style-name="P20"/>
      <text:p text:style-name="P21">Auffälligkeiten in der Gestik und Mimik</text:p>
      <text:p text:style-name="P22"/>
      <text:p text:style-name="P23">In ihren betonten Gesichtsausdrücken spiegeln sich Wangari Maathais tief verwurzelte Überzeugungen und ihre leidenschaftliche Hingabe an bestimmte Themen wider. Bei Themen im Zusammenhang mit der Natur zeigt sich in ihrem Gesicht eine Mischung aus Ehrfurcht und Sorge. Die Augen leuchten auf, wenn sie über die Schönheit der Natur spricht, während gleichzeitig eine gewisse Ernsthaftigkeit die Bedenken um Umweltprobleme widerspiegelt.</text:p>
      <text:p text:style-name="P24"/>
      <text:p text:style-name="P25">Demokratie und Frieden sind zwei Aspekte, die Maathai mit einem Ausdruck der Entschlossenheit und Hoffnung verkörpert. Ihr Blick wird fokussiert, und die Stirn kann sich leicht runzeln, wenn sie über die Wichtigkeit demokratischer Prinzipien spricht. Der Gesichtsausdruck wird weicher, wenn Frieden thematisiert wird, und ein Lächeln kann Hoffnung und den Glauben an positive Veränderungen repräsentieren.</text:p>
      <text:p text:style-name="P26"/>
      <text:p text:style-name="P27">In kulturellen Diskussionen zeigt sich Wangari Maathai mit einem Gesichtsausdruck, der Stolz und Wertschätzung vermittelt. Die Augen können aufleuchten, wenn sie über die reiche kulturelle Vielfalt Kenias spricht, und ihre Mimik drückt Respekt für Traditionen aus.</text:p>
      <text:p text:style-name="P28"/>
      <text:p text:style-name="P29">Familie ist ein Thema, das Maathai mit Wärme und Zärtlichkeit betrachtet. Ein sanftes Lächeln kann auf ihrem Gesicht erscheinen, wenn sie über die Bedeutung von Familie und Gemeinschaft spricht. Die Augen können in Erinnerung schwelgen, während sie persönliche Anekdoten teilt.</text:p>
      <text:p text:style-name="P30"/>
      <text:p text:style-name="P31">Wenig Körpersprache prägt Maathais Auftritte. Ihre Ausdrücke sind stark auf ihr Gesicht konzentriert, wobei die Hände oft ruhig und kontrolliert bleiben. Die Zurückhaltung in der Körpersprache unterstreicht ihre Fokussierung auf die verbale Kommunikation und verleiht ihren Worten eine zusätzliche Gewichtung.</text:p>
      <text:p text:style-name="P32"/>
      <text:p text:style-name="P33">Insgesamt zeichnet sich Wangari Maathais betonte Gesichtsausdrücke durch eine harmonische Verbindung von Emotionen und Ernsthaftigkeit aus, die ihre Leidenschaft für Natur, Demokratie, Frieden, Kultur und Familie authentisch widerspiegelt.</text:p>
      <text:p text:style-name="P34"/>
      <text:p text:style-name="P35">Verhalten und Verhaltensmuster</text:p>
      <text:p text:style-name="P36">Durch ihre vielfältigen Tätigkeiten in verschiedenen Berufen erkannte Wangari Maathai, dass die Wurzeln der Probleme Kenias in der Verschlechterung der Umweltbedingungen liegen könnten. Diese Erkenntnis prägte möglicherweise ihre Ideologie und Einstellung, indem sie Umweltschutz als entscheidenden Faktor für die Bewältigung gesellschaftlicher Herausforderungen betrachtete.</text:p>
      <text:p text:style-name="P37"/>
      <text:p text:style-name="P38">Nach ihrer Scheidung im Jahr 1977 sah sich Maathai aufgrund ihres niedrigen Einkommens mit Schwierigkeiten konfrontiert, sich selbst und ihre Kinder zu versorgen. Durch ein<text:s/><text:soft-page-break/>Entwicklungsprogramm der UN erhielt sie die Möglichkeit, für die Wirtschaftskommission für Afrika zu arbeiten. Diese Erfahrung ermöglichte es ihr, durch Afrika zu reisen, obwohl sie ihre Kinder aufgrund der Arbeitsanforderungen nicht begleiten konnte. Dieser Lebensabschnitt spiegelt möglicherweise ihre Priorisierung der beruflichen Entwicklung über familiäre Verpflichtungen wider, obwohl sie weiterhin regelmäßig ihre Kinder besuchte.</text:p>
      <text:p text:style-name="P39"/>
      <text:p text:style-name="P40">Wangari Maathai strebte stets nach friedlichen und demokratischen Mitteln, um ihre Ziele zu erreichen. Ihr Handeln war stets im Einklang mit dem Wohl der Natur, und ihr tiefes Interesse an Geschichte, Politik, Demokratie und Frieden prägte ihre Überzeugungen. Ihre Neugier nach Wissen führte dazu, dass sie später zur Schule ging und studierte. Maathai ließ sich durch Widerstände nicht aufhalten und hegte einen festen Glauben daran, dass Demokratie entscheidend für eine gerechtere Gesellschaft ist.</text:p>
      <text:p text:style-name="P41"/>
      <text:p text:style-name="P42">Familiäre, freundschaftliche und intime Beziehungen</text:p>
      <text:p text:style-name="P43">Wangari Maathai war das dritte von sechs Kindern und hatte zwei Brüder. Sie pflegte ein gutes und enges Verhältnis zu ihrer Mutter. Der Vater verließ die Familie, um auf einer Farm für einen Weißen zu arbeiten, was zu seiner Abwesenheit im familiären Umfeld führte. Trotz dieser Herausforderung knüpfte Wangari Maathai Freundschaften mit anderen Kindern in ihrer Umgebung.</text:p>
      <text:p text:style-name="P44"/>
      <text:p text:style-name="P45">Die Großmutter spielte eine bedeutende Rolle in ihrem Leben und hatte einen großen Einfluss auf ihre Liebe zur Kultur und Geschichte. Durch die Großmutter konnte sie tiefe Einblicke in ihre eigene kulturelle Identität gewinnen, was später einen Einfluss auf ihr Wirken und ihre Aktivitäten im Bereich Umweltschutz und sozialer Gerechtigkeit haben sollte.</text:p>
      <text:p text:style-name="P46"/>
      <text:p text:style-name="P47">Eigenschaften</text:p>
      <text:p text:style-name="P48">Wangari Maathai zeigte eine beeindruckende Entschlossenheit in Bezug auf ihre Überzeugungen und ihren Einsatz für die Demokratie. Sie war äußerst organisiert und arbeitete hart, um ihre Ziele zu erreichen. Trotz ihrer herausragenden Leistungen schätzte sie die einfachen und kleinen Dinge im Leben.</text:p>
      <text:p text:style-name="P49"/>
      <text:p text:style-name="P50">Ihre Neugier und Offenheit gegenüber anderen Kulturen waren kennzeichnend für ihre Persönlichkeit. Wangari Maathai war gastfreundlich und während ihrer Wahlkampagne hieß sie viele Gäste in ihrem Haus willkommen, unabhängig davon, ob sie gute oder schlechte Absichten hatten. Ihr soziales Engagement spiegelte sich in ihrem Streben nach positiven Veränderungen und sozialer Gerechtigkeit wider. Diese Charakterzüge trugen dazu bei, dass sie zu einer inspirierenden Persönlichkeit wurde.</text:p>
      <text:p text:style-name="P51"/>
      <text:p text:style-name="P52">Ängste</text:p>
      <text:p text:style-name="P53">Wangari Maathai identifizierte in ihrem Engagement für Umweltschutz und soziale Gerechtigkeit verschiedene Herausforderungen, die ihre Heimat, Kenia, und andere Regionen betrafen. Der Verlust von Kultur durch die Konvertierung zum Christentum und die Auswirkungen der Verwestlichung des Landes waren für sie zentrale Anliegen. Dies zeigte sich besonders in der Abkehr von traditionellen Anbauweisen, bei denen Bäuerinnen und<text:s/><text:soft-page-break/>Bauern aufhörten, traditionelle Pflanzen anzubauen, und stattdessen westliche Pflanzen wie Kaffee und Tee kultivierten.</text:p>
      <text:p text:style-name="P54"/>
      <text:p text:style-name="P55">Die schlechten Umweltbedingungen, insbesondere durch die Abholzung, waren ein weiterer Schwerpunkt ihres Engagements. Maathai erkannte die weitreichenden Folgen der Umweltzerstörung und setzte sich aktiv für Aufforstungsprojekte ein, insbesondere durch die Gründung des "Green Belt Movement".</text:p>
      <text:p text:style-name="P56"/>
      <text:p text:style-name="P57">Darüber hinaus thematisierte sie die Diskriminierung, der sie aufgrund ihres Geschlechts ausgesetzt war, und machte auf staatliche Maßnahmen wie Tötung, Folter und Verhaftungen aufmerksam, die gegen Umweltaktivisten gerichtet waren. Ein zentrales Zitat von Wangari Maathai, "Je knapper die Ressourcen werden, desto bitterer wird um den Rest gekämpft", verdeutlichte ihre Auffassung von den wachsenden Konflikten um begrenzte Ressourcen und die Dringlichkeit, nachhaltige Lösungen zu finden.</text:p>
      <text:p text:style-name="P58"/>
      <text:p text:style-name="P59">Ideologie/Einstellung</text:p>
      <text:p text:style-name="P60">Wangari Maathai verankerte ihr Lebenswerk und ihre Überzeugungen fest im "Grün" - einem Symbol für die Natur und insbesondere für Bäume, wie es durch das Green Belt Movement deutlich wird. Ihr Streben nach einer gerechteren Gesellschaft war eng mit dem Wunsch nach Demokratie und Frieden verbunden. Maathai glaubte zutiefst daran, dass Demokratie und Frieden die Grundlagen für eine gerechte Gesellschaft sind.</text:p>
      <text:p text:style-name="P61"/>
      <text:p text:style-name="P62">Für sie bedeutete Demokratie nicht nur politische Strukturen, sondern auch Gerechtigkeit und Gleichheit für alle. Ihr Verständnis von Frieden reichte über die Abwesenheit von Kriegen hinaus und schloss kulturellen, wirtschaftlichen und sozialen Frieden ein. Maathai war überzeugt, dass Demokratie und Frieden keine Selbstverständlichkeiten sind, sondern aktiv verteidigt und gefördert werden müssen.</text:p>
      <text:p text:style-name="P63"/>
      <text:p text:style-name="P64">Sie erkannte einen tiefen Zusammenhang zwischen Natur, Demokratie und Frieden. Maathai betonte, dass die Natur fundamental für das Überleben der Menschen ist und dass der Schutz der Umwelt entscheidend für den Wohlstand der Gesellschaft ist. Ihr Respekt für Kultur spiegelte sich in ihrem Engagement für den Erhalt von traditionellen Werten und Praktiken wider.</text:p>
      <text:p text:style-name="P65"/>
      <text:p text:style-name="P66">Absicht</text:p>
      <text:p text:style-name="P67">Wangari Maathai engagierte sich leidenschaftlich für eine Vielzahl von sozialen und Umweltthemen, die in ihrem Streben nach Menschenrechten, Demokratie und Frieden verankert waren. Ein zentrales Anliegen war ihr Einsatz für die Gleichberechtigung von Frauen und Männern. Maathai setzte sich intensiv für die Verbesserung der Umweltbedingungen ein und erkannte die Verbindung zwischen Nachhaltigkeit, Armutsbekämpfung und wirtschaftlichem Profit.</text:p>
      <text:p text:style-name="P68"/>
      <text:p text:style-name="P69">Ihr bekanntestes Projekt, das Green Belt Movement, war nicht nur auf die Aufforstung ausgerichtet, sondern diente auch als Plattform für die Ausbildung von Frauen. Durch die<text:s/><text:soft-page-break/>Initiative erhielten Frauen nicht nur eine geringe Entlohnung für das Pflanzen von Bäumen, sondern wurden auch in nachhaltigen Praktiken geschult. Maathai verband somit Umweltschutz mit sozialer Verantwortung und trug dazu bei, die Lebensbedingungen der Menschen zu verbessern, insbesondere für Frauen, die oft in ökologisch gefährdeten Regionen leben.</text:p>
      <text:p text:style-name="P70"/>
      <text:p text:style-name="P71">Kindheit und Frühes erwachsenenleben</text:p>
      <text:p text:style-name="P72">Wangari Maathai entstammt einer Familie der Kikuyu-Ethnie, in der ihr Vater vier Ehefrauen und insgesamt zehn Kinder hatte. Die Familie lebte von Landwirtschaft, wobei der Einfluss europäischer Sitten die Kultur der Kikuyu beeinflusste. Traditionelle Nahrungsmittel wie Hirse wurden durch importierten Mais ersetzt, und Tee löste die traditionelle Hirsegrütze ab. Selbst in der Kleidung änderten sich die Gewohnheiten, von Tierhaut zu Baumwolle.</text:p>
      <text:p text:style-name="P73">Ihre Kindheit war von dieser kulturellen Transformation geprägt, die durch den Einzug europäischer Bräuche und Lebensmittel geprägt war. In der Schule entwickelte Maathai ein starkes Interesse für Geschichte und Politik. Dabei erkannte sie früh den Zusammenhang zwischen Demokratie und Frieden. Für sie bedeutete Frieden nicht nur die Abwesenheit von Krieg, sondern auch das Fehlen von gewalttätigen Auseinandersetzungen, Meinungsfreiheit und sozialer Gerechtigkeit. Dieses Bewusstsein prägte bereits in ihrer Schulzeit ihre Haltung, und sie setzte sich aktiv für die Rechte und Bedürfnisse ihrer Mitschüler ein. Sie Schloss viele Freundschaften.</text:p>
      <text:p text:style-name="P74">Ihr Streben nach einer gerechteren Gesellschaft begleitete sie auch in ihrem frühen Erwachsenenleben. Maathai studierte in den USA, wo sie mit kulturellen Unterschieden konfrontiert wurde und an kulturellen Austauschveranstaltungen sowie sozialen Ereignissen teilnahm. Diese Erfahrungen führten zu einem Hinterfragen ihrer eigenen Glaubenssysteme, insbesondere ihrer katholischen Erziehung. Die Diskriminierung und soziale Ungleichheit, die sie in den USA erlebte, verstärkten ihre kritische Haltung gegenüber bestehenden Strukturen. Gleichzeitig entwickelte sie ein starkes Interesse an anderen Religionen.</text:p>
      <text:p text:style-name="P75"/>
      <text:p text:style-name="P76"/>
      <text:p text:style-name="P77">Kenia als britische Kolonie (ca. 1880 bis 1963)</text:p>
      <text:p text:style-name="P78">Die Britten führten neue Pflanzen wie zum Beispiel Tee und Kaffee ein, wodurch viele Bauerinnen verlernten wie sie Nahrungspflanzen anpflanzten.</text:p>
      <text:p text:style-name="P79">Christianisierung der Bevölkerung, Verbreitung der britischen Kultur und ein Schwinden der kenianischen Tradition fand statt.</text:p>
      <text:p text:style-name="P80">Intensive Abholzung der Wälder, um an Baumaterialien zu kommen.</text:p>
      <text:p text:style-name="P81"/>
      <text:p text:style-name="P82">Wenn die Kultur schwindet, werden die Leute in einem Weg getötet</text:p>
      <text:p text:style-name="P83">-Wangari Maathai</text:p>
      <text:p text:style-name="P84"/>
      <text:p text:style-name="P85">Autokratie in Kenia (ca. 1963 bis 2002)</text:p>
      <text:p text:style-name="P86">Fortführung der Abholzung und weitere Verschlechterung der umweltlichen Bedingungen, wodurch ein Feuerholzmangel entstand sowie viele Flüsse austrockneten.</text:p>
      <text:p text:style-name="P87">Abholzung fand besonders in öffentlichem Land statt.</text:p>
      <text:p text:style-name="P88">Einsperrung/Tötung der Opposition, Kenia war quasi eine Autokratie.</text:p>
      <text:p text:style-name="P89">Unruhen zwischen den ca. 40 Ethnien da der Präsident in Interesse seiner Ethnie handelte.</text:p>
      <text:p text:style-name="P90">Wangari Maathai hatte die Regierung als Korrupt beschuldigt und meint, dass die Regierung ihre Bevölkerung nicht noch unfairer behandeln könnte.</text:p>
      <text:p text:style-name="P91">Wangari Maathai und das Green Belt Movement organisierte in dieser Zeit Aktionen (z.B. Proteste) für die Demokratie und Frauenrechte wie z.B. im Jahre 1989 ein Protest in Form von Briefen an die Regierung gegen die Errichtung eines Hochhauses sowie einer Statue des Präsidenten in einer der wenigen Nationalparks der Hauptstadt Nairobi. Die Proteste wurden so gut wie immer von dem Militär unterdrückt.</text:p>
      <text:p text:style-name="P92">Wangari Maathai versuchte sehr, nichts Illegales anzustellen, weil das der Regierung eine Ausrede geben würde, sie zu verhaften oder sie sogar zu töten.</text:p>
      <text:p text:style-name="P93">Leute wissen nicht, wie wichtig das Ökosystem für das Überleben der Menschen ist</text:p>
      <text:p text:style-name="P94">-Wangari Maathai</text:p>
      <text:p text:style-name="P95"/>
      <text:p text:style-name="P96">Demokratisierung von Kenia (ca. 2002 bis heute)</text:p>
      <text:p text:style-name="P97">Der autokratische Präsident musste nach 24 Jahren (2 Amtszeiten) abtreten, und ein Bündnis an Liberalen Parteien kam an die Macht.</text:p>
      <text:p text:style-name="P98">Verfassungsänderungen stärkten die Meinungsfreiheit und andere Grundbausteine der Demokratie.</text:p>
      <text:p text:style-name="P99">Wangari Maathai trug durch ihre Vergangenen Proteste dazu zu, dass Frauen für ihre Rechte kämpfen sowie, dass Leute wissen, was wichtig in einer Demokratie ist durch Bildungsprogramme des Green Belt Movements.</text:p>
      <text:soft-page-break/>
      <text:p text:style-name="P100">Auch nach ihrem Tod trägt sie zur Demokratie und Frieden bei, weil sie gezeigt hat, dass Veränderung möglich ist.</text:p>
      <text:p text:style-name="P101">Green Belt Movement</text:p>
      <text:p text:style-name="P102">Wegen dem Feuerholz Mangel änderten viele Frauen ihre Koch Gewohnheiten. Sie konnten nicht mehr die traditionellen Gerichte kochen, weil sie dafür viel Feuerholz brauchten, weswegen sie mehr Kohlenhydrat reiche Gerichte kochten, die weniger, bis gar keine Proteine und Vitamine beinhalteten, wodurch viele Kinder Krankheiten bekamen, die durch Nährstoffmangel verursacht werden.</text:p>
      <text:p text:style-name="P103">Das Green Belt Movement, gegründet im Jahr 1977 von Wangari Maathai, ist eine Organisation mit dem Ziel, die Umwelt zu schützen und gleichzeitig die Lebensbedingungen und -umstände zu verbessern. Ursprünglich entstand die Bewegung, um auf die Probleme kenianischer Bäuerinnen aufmerksam zu machen. Diese Frauen sahen sich mit Herausforderungen konfrontiert, wie dem Austrocknen ihrer Flüsse und der Notwendigkeit, weite Strecken zurückzulegen, um Feuerholz zu organisieren.</text:p>
      <text:p text:style-name="P104">Die Initiative sollte Frauen dazu motivieren, Samen zu säen und Bäume zu pflanzen, um den Boden zu festigen, Regenwasser zu speichern sowie Nahrung und Feuerholz bereitzustellen. Als Belohnung für ihre Arbeit erhielten die Frauen zudem eine finanzielle Entschädigung. Am 5. Juni 1977, dem Weltumwelttag, wurden die ersten sieben Bäume in Nairobi gepflanzt. Diese Aktion markierte den Beginn einer landesweiten Bewegung, bei der Frauen Baumschulen anlegten und bis heute insgesamt 45 Millionen Bäume pflanzten.</text:p>
      <text:p text:style-name="P105">Darüber hinaus bildete das Green Belt Movement Frauen aus, darunter zu Bienenzucht, Forstwirtschaft und Lebensmitteltechnologie. Später entwickelte sich die Bewegung zu einem Sprachrohr für die demokratischen Rechte der Frauen.</text:p>
      <text:p text:style-name="P106">Beim Green Belt Movement waren den Forstwirten verwirrt, warum Maathai Frauen das Bäume-pflanzen beibringen wollte, weil man dafür ein Diplom brauchte aber Wangari Maathai meinte, dass man kein Diplom dafür braucht.</text:p>
      <text:p text:style-name="P107">Ursprünglich wollten sie den Frauen samen für das Bäume-pflanzen geben aber sie haben sich dagegen entscheiden, weil die Bäuerinnen abhängig von dem Green Belt Movement werden würden.</text:p>
      <text:p text:style-name="P108">Stattdessen sollten die Frauen Samen sammeln, um die Bäume zu pflanzen damit einheimische Bäume sich schneller vermehren konnten.</text:p>
      <text:p text:style-name="P109">Falls jemand es geschafft hat, einen Baum zu pflanzen der dann auch überlebt, wurde diejenige mit ungefähr 4 US-Cent bezahlt.</text:p>
      <text:p text:style-name="P110">Viele Frauen stellten ihre Landwirtschaft auf Profit-orientierte Pflanzen um wie z.B. Tee und Kaffee, wodurch sie verlernten wie sie Pflanzen die der Ernährung dienen zu pflanzen. Das Green Belt Movement brachte Frauen deswegen bei, wie sie die traditionellen Pflanzen wieder anpflanzten, was zu einer besseren Ernährung führte, da die Nahrung vom Markt oft ungesund war.</text:p>
      <text:p text:style-name="P111">Eine Einheimische sagt:</text:p>
      <text:p text:style-name="P112">„Green Belt hat mir beigebracht, wie ich neue Pflanzen pflanze damit ich es nicht kaufen muss. Meine Kinder sind durch die bessere Nahrung gesünder.“</text:p>
      <text:p text:style-name="P113"/>
      <text:p text:style-name="P114">Seminare zur Demokratie Infos</text:p>
      <text:p text:style-name="P115">Das Programm, unter dem die Seminare stattfanden, hieß „Civic and Environmental Education“ und wurde vom Green Belt Movement organisiert.</text:p>
      <text:soft-page-break/>
      <text:p text:style-name="P116">Beispielhafter Ablauf eines Seminars:</text:p>
      <text:p text:style-name="P117">Die Teilnehmer*innen wurden befragt, was für Probleme sie in ihren Gemeinden und allgemein in Kenia haben.</text:p>
      <text:p text:style-name="P118">Die Teilnehmer*innen waren der Meinung, dass die Regierung schuld an den Problemen sei.</text:p>
      <text:p text:style-name="P119">Die Teilnehmer*innen wurden belehrt, dass viele der Probleme von ihnen selbst verursacht wurden.</text:p>
      <text:p text:style-name="P120">Der Lehrer meinte, dass wenn die Teilnehmer*innen Probleme hatten, dass sie etwas falsch gemacht haben. Es sei so, als ob man die falschen Schritte gegangen ist (oder mit dem falschen Bus gefahren ist). Man endet dann an einem falschen Ort und hat viele Probleme, die dadurch verursacht werden.</text:p>
      <text:p text:style-name="P121">Die Teilnehmer*innen wurden danach gefragt, wieso jemand sich verirrt. Die Antworten wurden aufgeschrieben.</text:p>
      <text:p text:style-name="P122">Die Teilnehmer*innen wurden darauffolgend gefragt, ob sie glauben, dass sie diese Probleme haben, weil sie den falschen Weg gegangen sind.</text:p>
      <text:p text:style-name="P123">Die Teilnehmer*inne wurden dann befragt, wieso sie sich verirrt haben und haben das mithilfe der schon aufgeschriebenen Antworten, wieso sich überhaupt jemand verirrt, ermittelt.</text:p>
      <text:p text:style-name="P124">Die Teilnehmer*innen kamen zum Entschluss, dass mehr Bildung gebraucht wird, besonders bei den Kindern. Die Bildung würde dazu führen, dass die Teilnehmer*innen dann den Mut haben, den „Bus“ Fahrer (also die Regierung) zu konfrontieren.</text:p>
      <text:p text:style-name="P125">Dieses Seminar brach bei, dass es ein wichtiger Teil der Demokratie ist, Fragen zu stellen und auch mal die Regierung mit diesen Fragen zu konfrontieren.</text:p>
      <text:p text:style-name="P126"/>
      <text:p text:style-name="P127">Weißenkinder, AIDS, Familien Planung Methoden, Einzeleltern, Korruption, niedrige Preise für ihre Pflanzen, Analphabetismus, Wenig Bildung</text:p>
      <text:p text:style-name="P128"/>
      <text:p text:style-name="P129">Protest 1989</text:p>
      <text:p text:style-name="P130">Wangari Maathai hat erlernt, dass die Regierung einen Wolkenkratzer sowie eine Statue des Präsidenten im Uhuru Park, einer der wenigen Parks, errichten wollte.</text:p>
      <text:p text:style-name="P131">Sie schrieb Nachrichten, die gegen die Errichtung argumentieren, zu den Kenya Times (Nachrichten Agentur), dem Präsident, der Nairobi City Commission, dem Minister für Umwelt und Resourßenmanagement, den Direktoren der UNEP (United Nations Environment Program), dem Environment Liaison Centre International, dem Direktor der United Nations Educational, Scientific and Cultural Organization (UNESCO, dem Ministerium für öffentliche Arbeiten und vielen andere Organisationen.</text:p>
      <text:p text:style-name="P132">Sie meinte, dass diese Projekt so wäre, als ob ein Wolkenkratzer in einem großem Nationalpark in andere Großstädten wie z.B. dem New Yorker Central Park gebaut werden würde, was die Leute dort auch für unsinnig hielten.</text:p>
      <text:p text:style-name="P133">Am 12. Dezember 1989 hielt der Präsident im Uhuru Park eine Rede und meinte, dass Wangari Maathai wie eine traditionelle Frau Männer respektieren sollte.</text:p>
      <text:p text:style-name="P134">Die Regierung hat sie gezwungen ihr Office zu verlassen und sie musste dann das Green Belt Movement von ihrem Haus aus organisieren. Danach unternahm die Regierung eine Untersuchung des Green Belt Movements, um es zu schließen, aber sie fanden keinen Grund für sie Schließung und ließen es deswegen.</text:p>
      <text:soft-page-break/>
      <text:p text:style-name="P135">Ihre Proteste und ihr Auftreten in den Medien führten dazu, dass ausländische Investoren ihre Investitionen zurücknamen, wodurch es zum Abbruch des Projekts im Januar 1990 kam.</text:p>
      <text:p text:style-name="P136"/>
      <text:p text:style-name="P137"/>
      <text:p text:style-name="P138">Protest 1992</text:p>
      <text:p text:style-name="P139">Frauen versammelten sich im Uhuru Park, um der Regierung druck zu machen, ihre Söhne, Freunde und andere Verwandte freizulassen, die wegen politischen Gründen (also negative Aussagen zur Regierung) verhaftet wurden.<text:s/></text:p>
      <text:p text:style-name="P140">Sie hingen Plakate in der Stadt auf, auf denen ihre Anforderungen stehen. Danach gingen sie zu einem Berater der Regierung und gaben ihm ein Dokument, das Argumente beinhaltete.</text:p>
      <text:p text:style-name="P141">Der Berater sagte, dass die Regierung etwas machen wird (lüge).</text:p>
      <text:p text:style-name="P142">Wangari Maathai entschied sich, einen Hungerstreik in dem Freedom Corner anzufangen, der so lange dauerte, bis ihre Anforderungen befriedigt wurden.</text:p>
      <text:p text:style-name="P143">Am dritten Tag des Hungerstreiks fingen an, Leute zu kommen, die Opfer von Folter waren und es den Protestoren erzählten.</text:p>
      <text:p text:style-name="P144">Die Regierung antwortete am dritten Tag mit Gewalt, woraufhin die Frauen sich auszogen. Die Logik dahinter war, dass nach afrikanischer Tradition jede Frau, die ungefähr so alt ist wie deine eigene Mutter, ist auch deine Mutter und muss genauso respektvoll behandelt werden. Also war es für die Soldaten und Polizisten so, als ob sie ihre eigenen Mütter verletzten.<text:s/></text:p>
      <text:p text:style-name="P145">Wangari Maathai wurde besonders stark verletzt und war in einem Koma. Die Protestoren brachen Maathai und andere verletzte Protestoren in Krankenhäuser.</text:p>
      <text:p text:style-name="P146">Am nächsten Tag kehrten die Frauen zurück zu Uhuru Park. Eine Kirche hat ihnen angeboten, sich in ihrem Bunker zu verstecken, was sie auch taten.</text:p>
      <text:p text:style-name="P147">Insgesamt 11 Monate verbrachten sie in der Kirche. Es trafen sich viele Leute, manchmal sogar bis zu 1000 und sprachen über Demokratie und die Regierung. Bei den Treffungen wurden die Leute belehrt, dass es falsch ist Leute wegen ihren politischen Meinungen einzusperren und friedliche Proteste wie ihr geradigere legal sein sollten.</text:p>
      <text:p text:style-name="P148">Nach den 11 Monaten wurden die Leute, die wegen ihren politischen Meinungen verhaftet wurden, freigelassen.</text:p>
      <text:p text:style-name="P149"/>
      <text:p text:style-name="P150">Protest um den<text:s/>Karura Forest 1998</text:p>
      <text:p text:style-name="P151">Im Sommer 1998 lernte Maathai einen Plan der Regierung kennen, der den Verkauf von öffentlichem Land im Karura Forest in der Nähe von Nairobi vorsieht (die Käufer wären KANU-Unterstützer).</text:p>
      <text:p text:style-name="P152">Wangari Maathai protestiere, indem sie Briefe an die Regierung und Presse schickte. Sie pflanzte mit dem Green Belt Movement Bäume im Karura Forest und protestierte gegen die Zerstörung des Waldes.</text:p>
      <text:p text:style-name="P153">Am 8. Januar 1999 kehrten Maathai und andere Protestoren zum Wald zurück, um Bäume zu pflanzen, der Eingang war allerdings von Arbeitern blockiert. Als die Gruppe versuchte, einen Baum zu pflanzen, wurde sie von den Arbeitern attackiert. Als sie den Angriff der Polizei meldete, weigerte sich diese etwas zu unternehmen. Die Attacke war von den<text:s/><text:soft-page-break/>Protestoren gefilmt worden, wodurch Wut gegen die Regierung entstand. Studenten fingen an in Nairobi zu protestieren. Manche Proteste wurden von der Polizei gewaltvoll unterdrückt. Die Proteste wurden fortgeführt, bis am 16. August 1999 der Präsident öffentlich machte, dass er den Verkauf von öffentlichem Land verbot.</text:p>
      <text:soft-page-break/>
      <text:p text:style-name="P154"><text:span text:style-name="T155">Ethnische Konflikte 1993</text:span></text:p>
      <text:p text:style-name="Standard">Die verschiedenen Ethnischen Gruppen fingen an sich mit Gewalt auseinanderzusetzen.</text:p>
      <text:p text:style-name="Standard">Wangari Maathai reiste mit ihren Freund*innen und der Presse zu Regionen, wo Gewalt herrschte, und versuchte sie zu überzeugen mit der Gewaltvollen Auseinandersetzung aufzuhören.</text:p>
      <text:p text:style-name="Standard">Sie pflanzte mit dem Green Belt Movement „Bäume des Friedens“ aber die Regierung fing an, sie zu konfrontieren. Die Regierung verbot das Betreten von Bereichen, wo ethnische Probleme herrschten und beschuldigten Maathai, dass sie eine Offensive der Kikuyu gegen die Kalenjins plant, indem sie Nachrichten verteilt. Einer ihrer Freundinnen (Dr. Makanga) wurde gekidnappt, weswegen sie sich entschied, unterzutauchen.</text:p>
      <text:p text:style-name="Standard">Sie wurde zu einem Treffen in Tokyo des Green Cross International eingeladen, die von dem Ex-Sowjet Führer Mikhail Gorbachev gegründet wurde, woraufhin sie sagte, dass sie daran zweifelt, dass die Regierung sie verreisen lassen würde. Gorbachev forderte die kenianische Regierung daraufhin auf, dass sie Wangari Maathai frei verreisen lässt, was sie auch akzeptierte.</text:p>
      <text:p text:style-name="P156"/>
      <text:p text:style-name="P157">Die Wahl im Jahr 1992</text:p>
      <text:p text:style-name="P158">Im Jahre 1992 wurde eine Wahl in Kenya gehalten mit mehr als einer Partei (davor regierte nur die KANU).</text:p>
      <text:p text:style-name="P159">Wangari Maathai versuchte während der Wahl die Opposition zur KANU zu vereinigen da viele Parteien wegen internalen Konflikten auseinanderbrachen und wichtige Personen neue Parteien gründeten.</text:p>
      <text:p text:style-name="P160">Wangari Maathai gründete die „Middle Ground Group“ um die Opposition zu vereinigen. Maathai wurde als die Vorsitzende gewählt. Außerdem gründete sie das „Movement for Free and Fair Elections“.</text:p>
      <text:p text:style-name="P161">Die Opposition konnte sich nicht vereinigen, weswegen die KANU die wahl gewann.</text:p>
      <text:p text:style-name="P162"/>
      <text:p text:style-name="P163">Die Wahl im Jahr 1997</text:p>
      <text:p text:style-name="P164">Wangari Maathai versuchte wieder die Opposition zu vereinigen, war aber unerfolgreich.</text:p>
      <text:p text:style-name="P165">Sie ließ sie als Kandidat für das Parlament aufstellen und als Kandidat für den Präsident der Liberal Party (grüne Partei). Am Tag der Wahl verbreitete sich ein Rumor, dass Maathai sich von der Wahl zurückgezogen habe und ein anderer Kandidat an ihrer Stelle war. Maathai verlor die Wahl.</text:p>
      <text:p text:style-name="P166"/>
      <text:p text:style-name="P167">Das Jahr 2001 und 2002</text:p>
      <text:p text:style-name="P168">Im Jahr 2001 wollte die Regierung wieder öffentliches Land ihren Unterstützern schenken. Wangari Maathai protestierte, indem sie Unterschriften gegen das Vorhaben sammelte. Am 7 März 2001 wurde sie dann verhaftet. Am nächsten Tag wurde sie freigelassen, da die Leute gegen ihre Verhaftung protestierten und es auch internationalen Druck gab. Am 7. Juli 2001 wurde sie kurz nachdem sie Bäume im Uhuru Park gepflanzt hat, wieder verhaftet, wurde aber noch am gleichen Tag freigelassen. Sie reiste im Jahr 2002 zur USA, um an einer Universität über das Green Belt Movement zu unterrichten und blieb da bis zum Juni 2002.</text:p>
      <text:p text:style-name="P169"/>
      <text:soft-page-break/>
      <text:p text:style-name="P170">Die Wahl im Jahr 2002</text:p>
      <text:p text:style-name="P171">Wangari Maathai kandidierte im Jahr 2002 wieder für das Parlament, diesmal aber als Teil der National Rainbow Coalition, einem Verbund aus zwei Liberalen Parteien, der National Alliance Party of Kenya und der Liberal Democratic Party. Am 27. Dezember löste die National Rainbow Coalition die Kenya African National Union als regierende Partei ab. Wangari Maathai gewann in der Tetu Constituency mit 98% der Stimmen und wurde ins Parlament gewählt.</text:p>
      <text:p text:style-name="P172">Sie wurde als Minister Assistent für das Ministerium für Umwelt und Natürlichen Ressourcen ausgewählt und hielt diese Position bis zum November 2005.</text:p>
      <text:p text:style-name="P173">Sie gründete im Jahr 2003 die Mazingira Green Party of Kenya.</text:p>
      <text:p text:style-name="P174"/>
      <text:p text:style-name="P175">Die Wahl im Jahr 2007</text:p>
      <text:p text:style-name="P176">Wangari Maathai stellte sich als Parlamentskandidat für die Party of National Unity (PNU) auf, verlor aber und entschied sich stattdessen in einer kleineren Partei zu kandidieren. Sie verlor in bei den Wahlen im Dezember 2007. Maathai forderte eine Neuzählung der Stimmen und meinte, dass beide Seiten sich so fühlen sollten, als ob die Wahl fair ist.</text:p>
      <text:p text:style-name="P177"/>
      <text:p text:style-name="P178">2005-2011</text:p>
      <text:p text:style-name="P179">Am 28 März 2005 wurde Wangari Maathai zum ersten Präsidenten der African Union’s Economic, Social and Cultural Council (ECOSCO).</text:p>
      <text:p text:style-name="P180">Sie unterstützte die „Billion Tree Campaign“, ein Projekt, das eine Milliarde Bäume pflanzen wollte.</text:p>
      <text:p text:style-name="P181">Das Programm war von dem United Nations Environment Programme (UNEP) organisiert.<text:s/></text:p>
      <text:p text:style-name="P182">Es markierte den Zusammenhalt und die Zusammenarbeit hunderter Nationen und auch nicht politischer Organisationen an dem Ziel, Bäume zu pflanzen, um die Umweltliche Bedingungen zu verbessern.</text:p>
      <text:p text:style-name="P183"/>
      <text:p text:style-name="P184">Preise, die Wangari Maathai bekommen hat</text:p>
      <text:p text:style-name="P185">1984: Right Livelihood Award:</text:p>
      <text:p text:style-name="P186">Anerkennung für außergewöhnliche Leistungen im Bereich Umweltschutz und sozialer Gerechtigkeit</text:p>
      <text:p text:style-name="P187">1986: Better World Society:</text:p>
      <text:p text:style-name="P188">Anerkennung für Beiträge zur Schaffung einer besseren Welt und Förderung positiver Veränderungen</text:p>
      <text:p text:style-name="P189">1987: Global 500 Roll of Honour:</text:p>
      <text:p text:style-name="P190">Ehrung für herausragende Beiträge zum Umweltschutz und zur Erhaltung der natürlichen Ressourcen</text:p>
      <text:p text:style-name="P191">1991: Goldman Environmental Prize:</text:p>
      <text:p text:style-name="P192">Anerkennung für außerordentliche Umweltaktivitäten und Einsatz für ökologische Nachhaltigkeit</text:p>
      <text:soft-page-break/>
      <text:p text:style-name="P193">1991: The Hunger Project’s Africa Prize for Leadership:</text:p>
      <text:p text:style-name="P194">Auszeichnung für herausragende Führungsqualitäten im Kontext von Initiativen zur Überwindung von Hunger und Armut in Afrika</text:p>
      <text:p text:style-name="P195">1993: Edinburgh Medal (for „Outstanding contribution to Humanity trough Science”)</text:p>
      <text:p text:style-name="P196">Anerkennung für herausragende Beiträge zur Menschheit durch wissenschaftliche Errungenschaften</text:p>
      <text:p text:style-name="P197">1993: Jane Addams Leadership Award:</text:p>
      <text:p text:style-name="P198">Anerkennung für Führungsqualitäten im Sinne von sozialem Engagement und Friedensarbeit</text:p>
      <text:p text:style-name="P199">1993: Benedictine College Offeramus Medal:</text:p>
      <text:p text:style-name="P200">Ehrung für besondere Verdienste im Dienste der Gemeinschaft</text:p>
      <text:p text:style-name="P201">1994: The Golden Ark:</text:p>
      <text:p text:style-name="P202">Anerkennung für außerordentliche Bemühungen im Naturschutz und Tierschutz</text:p>
      <text:p text:style-name="P203">2001: The Juliet Hollister Award:</text:p>
      <text:p text:style-name="P204">Anerkennung für Förderung von interreligiösem Verständnis und Frieden</text:p>
      <text:p text:style-name="P205">2003: Global Environment Award, World Association of Non-Governmental Organizations:</text:p>
      <text:p text:style-name="P206">Auszeichnung für bedeutende Beiträge zum Umweltschutz von Nichtregierungsorganisationen</text:p>
      <text:p text:style-name="P207">2004: Conservation Scientist Award from Columbia University:</text:p>
      <text:p text:style-name="P208">Anerkennung für wissenschaftliche Leistungen im Bereich Naturschutz</text:p>
      <text:p text:style-name="P209">2004: J.Sterling Morton Award:</text:p>
      <text:p text:style-name="P210">Ehrung für besondere Verdienste um die Förderung von Baumpflanzungen und Naturschutz</text:p>
      <text:p text:style-name="P211">2004: Petra Kelly Prize:</text:p>
      <text:p text:style-name="P212">Anerkennung für Engagement im Bereich Umweltschutz und soziale Gerechtigkeit</text:p>
      <text:p text:style-name="P213">2004: Sophie Prize:</text:p>
      <text:p text:style-name="P214">Auszeichnung für außergewöhnliche Anstrengungen im Umweltschutz</text:p>
      <text:p text:style-name="P215">2004: Nobel Peace Prize:</text:p>
      <text:p text:style-name="P216">Hoch anerkannte internationale Auszeichnung für außergewöhnliche Beiträge zur Förderung des Friedens</text:p>
      <text:p text:style-name="P217">2006: Legion d’honneur:</text:p>
      <text:p text:style-name="P218">Eine der höchsten Auszeichnungen Frankreichs für Verdienste in verschiedenen Bereichen</text:p>
      <text:p text:style-name="P219">2006: Doctor of Public Service (honorary degree), University of Pittsburgh:</text:p>
      <text:p text:style-name="P220">Ehrendoktorwürde für herausragende öffentliche Dienste und Engagement</text:p>
      <text:p text:style-name="P221">2007: World Citizenship Award:</text:p>
      <text:p text:style-name="P222">Anerkennung für weltbürgerliche Verdienste und Beitrag zur globalen Gemeinschaft</text:p>
      <text:p text:style-name="P223">2007: Livingstone Medal from Royal Scottish Geographical Society:</text:p>
      <text:p text:style-name="P224">Ehrung für herausragende Beiträge zur Geografie und Umweltforschung</text:p>
      <text:soft-page-break/>
      <text:p text:style-name="P225">2007: Indira Gandhi Prize:</text:p>
      <text:p text:style-name="P226">Auszeichnung für außerordentlichen Beitrag zur internationalen Zusammenarbeit, Frieden und Entwicklung</text:p>
      <text:p text:style-name="P227">2007: Cross of the Order of St. Benedict:</text:p>
      <text:p text:style-name="P228">Orden für besondere Verdienste im Sinne der benediktinischen Werte</text:p>
      <text:p text:style-name="P229">2008: The Elizabeth Blackwell Award from Hobart und William Smith Colleges:</text:p>
      <text:p text:style-name="P230">Anerkennung für besondere Beiträge im Bereich Bildung und Frauenrechte</text:p>
      <text:p text:style-name="P231">2009: NAACP Image Award – Chairman’s Award (with AI Gore):</text:p>
      <text:p text:style-name="P232">Anerkennung durch die NAACP für herausragende Leistungen und Führung</text:p>
      <text:p text:style-name="P233">2009: Grand Cordon of the Order of the Rising Sun of Japan:</text:p>
      <text:p text:style-name="P234">Hohe japanische Auszeichnung für außergewöhnliche Verdienste</text:p>
      <text:p text:style-name="P235">2011: The Nichols-Chancellor’s Medal verleiht von der Vanderbilt University:</text:p>
      <text:p text:style-name="P236">Anerkennung durch Vanderbilt University für bedeutende Beiträge zur Gesellschaft</text:p>
      <text:p text:style-name="P237">2013: Dcotor of Science (honorary degree), Syracuse University, New York:</text:p>
      <text:p text:style-name="P238">Ehrendoktorwürde für herausragende wissenschaftliche Leistungen</text:p>
      <text:p text:style-name="P239">2020: The Perfect World Award by The Perfect World Foundation:</text:p>
      <text:p text:style-name="P240">Anerkennung für außergewöhnliche Beiträge zum Umweltschutz</text:p>
      <text:p text:style-name="P241"/>
      <text:p text:style-name="P2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paragraph-properties fo:line-height="102%"/>
      <style:text-properties fo:hyphenate="false"/>
    </style:style>
    <style:style style:name="DefaultParagraphFont" style:display-name="Default Paragraph Font" style:family="text"/>
    <style:style style:name="Standard" style:display-name="Standard" style:family="paragraph">
      <style:paragraph-properties fo:line-height="100%"/>
      <style:text-properties fo:hyphenate="false"/>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Times New Roman" style:letter-kerning="true"/>
    </style:style>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Times New Roman" style:letter-kerning="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office:automatic-styles>
  <office:master-styles>
    <style:master-page style:name="MP0" style:page-layout-name="PL0">
      <style:header>
        <text:p text:style-name="Header"><text:page-number text:fixed="false">2</text:page-number></text:p>
        <text:p text:style-name="Header"/>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rik1114g@gmail.com</meta:initial-creator>
    <dc:creator>erik1114g@gmail.com</dc:creator>
    <meta:creation-date>2023-11-30T18:17:00Z</meta:creation-date>
    <dc:date>2023-12-08T15:06:00Z</dc:date>
    <meta:template xlink:href="Normal" xlink:type="simple"/>
    <meta:editing-cycles>15</meta:editing-cycles>
    <meta:editing-duration>PT0S</meta:editing-duration>
    <meta:document-statistic meta:page-count="15" meta:paragraph-count="67" meta:word-count="4646" meta:character-count="33855" meta:row-count="243" meta:non-whitespace-character-count="29276"/>
  </office:meta>
</office:document-meta>
</file>